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style:font-name="Times new roman" fo:font-size="15pt" fo:font-weight="bold" officeooo:rsid="001f7f1d" officeooo:paragraph-rsid="001f7f1d"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Times new roman" fo:font-size="20pt" fo:font-weight="bold" officeooo:rsid="001f7f1d" officeooo:paragraph-rsid="001f7f1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Times new roman" fo:font-size="20pt" fo:font-weight="normal" officeooo:rsid="001f7f1d" officeooo:paragraph-rsid="001f7f1d"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Times new roman" fo:font-size="12pt" fo:font-weight="bold" officeooo:rsid="001f7f1d" officeooo:paragraph-rsid="001f7f1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bold" officeooo:rsid="001f7f1d" officeooo:paragraph-rsid="00202970"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fo:font-weight="bold" officeooo:rsid="001f7f1d" officeooo:paragraph-rsid="00215df7"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fo:font-weight="normal" officeooo:rsid="001f7f1d" officeooo:paragraph-rsid="001f7f1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4pt" fo:font-weight="bold" officeooo:rsid="001f7f1d" officeooo:paragraph-rsid="00233a78"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Times new roman" fo:font-size="12pt" fo:font-weight="normal" officeooo:rsid="001f7f1d" officeooo:paragraph-rsid="002417c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24e7d6" officeooo:paragraph-rsid="0024e7d6"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262163" officeooo:paragraph-rsid="00262163"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4pt" fo:font-weight="bold" officeooo:rsid="001f7f1d" officeooo:paragraph-rsid="002417c9"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Times new roman" fo:font-size="14pt" fo:font-weight="normal" officeooo:rsid="001f7f1d" officeooo:paragraph-rsid="002417c9"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fo:font-weight="normal" officeooo:rsid="001f7f1d" officeooo:paragraph-rsid="00262163"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fo:font-style="normal" fo:font-weight="normal" officeooo:rsid="001f7f1d" officeooo:paragraph-rsid="002417c9"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officeooo:paragraph-rsid="00233a78"/>
    </style:style>
    <style:style style:name="P17" style:family="paragraph" style:parent-style-name="Standard">
      <style:paragraph-properties fo:text-align="start" style:justify-single-word="false"/>
      <style:text-properties officeooo:paragraph-rsid="002417c9"/>
    </style:style>
    <style:style style:name="P18" style:family="paragraph" style:parent-style-name="Standard">
      <style:paragraph-properties fo:text-align="start" style:justify-single-word="false"/>
      <style:text-properties fo:font-size="12pt" fo:font-weight="bold" officeooo:rsid="001f7f1d" officeooo:paragraph-rsid="00233a78"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Times new roman" fo:font-size="12pt" fo:font-weight="normal" officeooo:rsid="001f7f1d" officeooo:paragraph-rsid="002417c9" style:font-size-asian="12pt" style:font-weight-asian="normal" style:font-size-complex="12pt" style:font-weight-complex="normal"/>
    </style:style>
    <style:style style:name="P20" style:family="paragraph" style:parent-style-name="Text_20_body" style:list-style-name="L1"/>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paragraph-properties fo:text-align="start" style:justify-single-word="false"/>
      <style:text-properties fo:font-size="12pt" fo:font-weight="bold" officeooo:rsid="001f7f1d" officeooo:paragraph-rsid="00233a78" style:font-size-asian="12pt" style:font-weight-asian="bold" style:font-size-complex="12pt" style:font-weight-complex="bold"/>
    </style:style>
    <style:style style:name="P23" style:family="paragraph" style:parent-style-name="Text_20_body" style:list-style-name="L2"/>
    <style:style style:name="P24" style:family="paragraph" style:parent-style-name="Text_20_body" style:list-style-name="L2">
      <style:paragraph-properties fo:margin-top="0cm" fo:margin-bottom="0cm" style:contextual-spacing="false"/>
    </style:style>
    <style:style style:name="P25" style:family="paragraph" style:parent-style-name="Text_20_body">
      <style:paragraph-properties fo:text-align="start" style:justify-single-word="false"/>
      <style:text-properties style:font-name="Times new roman" fo:font-size="12pt" fo:font-weight="bold" officeooo:rsid="001f7f1d" officeooo:paragraph-rsid="00233a78" style:font-size-asian="12pt" style:font-weight-asian="bold" style:font-size-complex="12pt" style:font-weight-complex="bold"/>
    </style:style>
    <style:style style:name="P26" style:family="paragraph" style:parent-style-name="Text_20_body">
      <style:paragraph-properties fo:text-align="start" style:justify-single-word="false"/>
      <style:text-properties style:font-name="Times new roman" fo:font-size="12pt" fo:font-weight="normal" officeooo:rsid="001f7f1d" officeooo:paragraph-rsid="002417c9" style:font-size-asian="12pt" style:font-weight-asian="normal" style:font-size-complex="12pt" style:font-weight-complex="normal"/>
    </style:style>
    <style:style style:name="P27" style:family="paragraph" style:parent-style-name="Text_20_body">
      <style:paragraph-properties fo:text-align="start" style:justify-single-word="false"/>
      <style:text-properties style:font-name="Times new roman" fo:font-size="12pt" fo:font-weight="normal" officeooo:rsid="001f7f1d" officeooo:paragraph-rsid="002417c9" style:font-size-asian="10.5pt" style:font-weight-asian="normal" style:font-size-complex="12pt" style:font-weight-complex="normal"/>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paragraph-properties fo:text-align="start" style:justify-single-word="false"/>
      <style:text-properties officeooo:paragraph-rsid="002417c9"/>
    </style:style>
    <style:style style:name="T1" style:family="text">
      <style:text-properties officeooo:rsid="00202970"/>
    </style:style>
    <style:style style:name="T2" style:family="text">
      <style:text-properties officeooo:rsid="00215df7"/>
    </style:style>
    <style:style style:name="T3" style:family="text">
      <style:text-properties style:font-name="Times new roman" fo:font-size="12pt" fo:font-weight="normal" officeooo:rsid="00233a78" style:font-size-asian="10.5pt" style:font-weight-asian="normal" style:font-size-complex="12pt" style:font-weight-complex="normal"/>
    </style:style>
    <style:style style:name="T4" style:family="text">
      <style:text-properties style:font-name="Times new roman" fo:font-size="12pt" fo:font-weight="normal" officeooo:rsid="002417c9" style:font-size-asian="10.5pt" style:font-weight-asian="normal" style:font-size-complex="12pt" style:font-weight-complex="normal"/>
    </style:style>
    <style:style style:name="T5" style:family="text">
      <style:text-properties style:font-name="Times new roman" fo:font-size="12pt" fo:font-weight="normal" officeooo:rsid="001f7f1d" style:font-size-asian="10.5pt" style:font-weight-asian="normal" style:font-size-complex="12pt" style:font-weight-complex="normal"/>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weight="normal" officeooo:rsid="001f7f1d" style:font-size-asian="12pt" style:font-weight-asian="normal" style:font-size-complex="12pt" style:font-weight-complex="normal"/>
    </style:style>
    <style:style style:name="T9" style:family="text">
      <style:text-properties style:font-name="Times new roman" style:font-size-asian="12pt"/>
    </style:style>
    <style:style style:name="T10" style:family="text">
      <style:text-properties fo:font-weight="bold" style:font-weight-asian="bold" style:font-weight-complex="bold"/>
    </style:style>
    <style:style style:name="T11" style:family="text">
      <style:text-properties fo:font-weight="bold" officeooo:rsid="00202970"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REYNAN DA SILVA DIAS PAIVA</text:p>
      <text:p text:style-name="P2"/>
      <text:p text:style-name="P2"/>
      <text:p text:style-name="P2">DOCUMENTAÇÃO</text:p>
      <text:p text:style-name="P2"/>
      <text:p text:style-name="P4"/>
      <text:p text:style-name="P7">Explicação será feita por arquivos, vou citar o nome. A numeração não está em alguma ordem especifica.</text:p>
      <text:p text:style-name="P3"/>
      <text:p text:style-name="P4">1. package.json</text:p>
      <text:p text:style-name="P4">2. package-lock.json</text:p>
      <text:p text:style-name="P4">3. nodemon.json</text:p>
      <text:p text:style-name="P4">4. db_config.json</text:p>
      <text:p text:style-name="P4">5. README.md</text:p>
      <text:p text:style-name="P4">6. .sequelizerc</text:p>
      <text:p text:style-name="P4">7. .eslintrc.js</text:p>
      <text:p text:style-name="P4">8. .env</text:p>
      <text:p text:style-name="P4">9. <text:span text:style-name="T1">Pasta “node_modules”</text:span></text:p>
      <text:p text:style-name="P4">10. <text:span text:style-name="T1">Pasta “uploads”</text:span></text:p>
      <text:p text:style-name="P4">11. <text:span text:style-name="T1">app.js</text:span></text:p>
      <text:p text:style-name="P4">12. <text:span text:style-name="T1">server.js</text:span></text:p>
      <text:p text:style-name="P4">13. <text:span text:style-name="T1">main.js</text:span></text:p>
      <text:p text:style-name="P4">14. <text:span text:style-name="T1">database.js</text:span></text:p>
      <text:p text:style-name="P4">15. <text:span text:style-name="T1">HomeController.js</text:span></text:p>
      <text:p text:style-name="P4">16. <text:span text:style-name="T1">PlayerController.js</text:span></text:p>
      <text:p text:style-name="P4">17. <text:span text:style-name="T1">botlaner.js</text:span></text:p>
      <text:p text:style-name="P4">18. <text:span text:style-name="T1">foto.js</text:span></text:p>
      <text:p text:style-name="P4">19. <text:span text:style-name="T1">games.js</text:span></text:p>
      <text:p text:style-name="P4">20. <text:span text:style-name="T1">index.js</text:span></text:p>
      <text:p text:style-name="P4">21. <text:span text:style-name="T1">jg.js</text:span></text:p>
      <text:p text:style-name="P4">22. <text:span text:style-name="T1">midlaner.js</text:span></text:p>
      <text:p text:style-name="P4">23. <text:span text:style-name="T1">suportelaner.js</text:span></text:p>
      <text:p text:style-name="P4">24. <text:span text:style-name="T1">toplaner.js</text:span></text:p>
      <text:p text:style-name="P4">25. <text:span text:style-name="T1">LPL.sql</text:span></text:p>
      <text:p text:style-name="P4">26. <text:span text:style-name="T1">bot.js → PASTA models</text:span></text:p>
      <text:p text:style-name="P5">27. <text:span text:style-name="T1">coach.js → PASTA models</text:span></text:p>
      <text:p text:style-name="P5">28. <text:span text:style-name="T1">foto_times.js → PASTA models</text:span></text:p>
      <text:p text:style-name="P5">29. <text:span text:style-name="T1">games.js → PASTA models</text:span></text:p>
      <text:p text:style-name="P5">30. <text:span text:style-name="T1">jungler.js → PASTA models</text:span></text:p>
      <text:p text:style-name="P5">31. <text:span text:style-name="T1">mid.js → PASTA models</text:span></text:p>
      <text:p text:style-name="P5">32. <text:span text:style-name="T1">sup.js → PASTA models</text:span></text:p>
      <text:p text:style-name="P5">33. <text:span text:style-name="T1">times.js → PASTA models</text:span></text:p>
      <text:p text:style-name="P5">34. <text:span text:style-name="T1">top.js → PASTA models</text:span></text:p>
      <text:p text:style-name="P4">35. <text:span text:style-name="T1">fotoRoutes.js</text:span></text:p>
      <text:p text:style-name="P4">36. <text:span text:style-name="T1">homeRouter.js</text:span></text:p>
      <text:p text:style-name="P4">37. <text:span text:style-name="T1">playerRoutes.js</text:span></text:p>
      <text:p text:style-name="P4">38. .<text:span text:style-name="T1">env</text:span> <text:s/>→ <text:span text:style-name="T1">PASTA “API_envia_foto”</text:span></text:p>
      <text:p text:style-name="P5">39. <text:span text:style-name="T1">database.js</text:span> → <text:span text:style-name="T1">PASTA “API_envia_foto”</text:span></text:p>
      <text:p text:style-name="P5">40. <text:span text:style-name="T1">envia_foto.js</text:span> <text:s/>→ <text:span text:style-name="T1">PASTA “API_envia_foto”</text:span></text:p>
      <text:p text:style-name="P5"><text:soft-page-break/>41. <text:span text:style-name="T1">package-lock.json</text:span> <text:s/>→ <text:span text:style-name="T1">PASTA “API_envia_foto”</text:span></text:p>
      <text:p text:style-name="P5">42. <text:span text:style-name="T1">package.json</text:span> <text:s/>→ <text:span text:style-name="T1">PASTA “API_envia_foto”</text:span></text:p>
      <text:p text:style-name="P5">43. <text:span text:style-name="T1">server.js</text:span> <text:s/>→ <text:span text:style-name="T1">PASTA “API_envia_foto”</text:span></text:p>
      <text:p text:style-name="P6">44. <text:span text:style-name="T2">PASTA “assets”</text:span> <text:s/>→ <text:span text:style-name="T1">PASTA “API_envia_foto”</text:span></text:p>
      <text:p text:style-name="P4">45. .<text:span text:style-name="T2">editorconfig </text:span></text:p>
      <text:p text:style-name="P6">46. <text:span text:style-name="T2">README.md </text:span></text:p>
      <text:p text:style-name="P6">47. <text:span text:style-name="T2">assets </text:span>→ <text:span text:style-name="T2">FRONTEND</text:span></text:p>
      <text:p text:style-name="P6">48. <text:span text:style-name="T2">index.html </text:span>→ <text:span text:style-name="T2">FRONTEND</text:span></text:p>
      <text:p text:style-name="P6">49. <text:span text:style-name="T2">requisicao.js </text:span>→ <text:span text:style-name="T2">FRONTEND</text:span></text:p>
      <text:p text:style-name="P6">50. <text:span text:style-name="T2">style.css </text:span>→ <text:span text:style-name="T2">FRONTEND</text:span></text:p>
      <text:p text:style-name="P4"/>
      <text:p text:style-name="P4"/>
      <text:p text:style-name="P4">__________________________ <text:s/>_______________________ _____________________________</text:p>
      <text:p text:style-name="P4"/>
      <text:p text:style-name="P8">1. package.json</text:p>
      <text:p text:style-name="P8"/>
      <text:p text:style-name="P16"><text:span text:style-name="T3">É </text:span><text:span text:style-name="T4">um arquivo de configuração usado no projeto para definir informaçãoes importantes sobre o projeto, </text:span>como nome, versão, descrição, scripts, dependências, entre outros. </text:p>
      <text:p text:style-name="P18"/>
      <text:p text:style-name="P22"><text:span text:style-name="Source_20_Text"><text:span text:style-name="T6">"name": "backend"</text:span></text:span><text:span text:style-name="T6">: Especifica o nome do projeto, que neste caso é "backend".</text:span></text:p>
      <text:list xml:id="list1390496307" text:style-name="L1">
        <text:list-item>
          <text:p text:style-name="P20"><text:span text:style-name="Source_20_Text"><text:span text:style-name="T6">"version": "1.0.0"</text:span></text:span><text:span text:style-name="T6">: Indica a versão do projeto. O formato geralmente segue o padrão </text:span><text:span text:style-name="Source_20_Text"><text:span text:style-name="T6">major.minor.patch</text:span></text:span><text:span text:style-name="T6">, onde o aumento do número representa mudanças significativas (major), melhorias e adições compatíveis (minor) e correções de bugs (patch).</text:span></text:p>
        </text:list-item>
        <text:list-item>
          <text:p text:style-name="P20"><text:span text:style-name="Source_20_Text"><text:span text:style-name="T6">"description": "LPL WebSite"</text:span></text:span><text:span text:style-name="T6">: Fornece uma breve descrição do projeto, que é "LPL WebSite" neste caso.</text:span></text:p>
        </text:list-item>
        <text:list-item>
          <text:p text:style-name="P20"><text:span text:style-name="Source_20_Text"><text:span text:style-name="T6">"main": "src/main.js"</text:span></text:span><text:span text:style-name="T6">: Define o ponto de entrada principal do aplicativo, que neste caso é o arquivo </text:span><text:span text:style-name="Source_20_Text"><text:span text:style-name="T6">main.js</text:span></text:span><text:span text:style-name="T6"> localizado na pasta </text:span><text:span text:style-name="Source_20_Text"><text:span text:style-name="T6">src</text:span></text:span><text:span text:style-name="T6">.</text:span></text:p>
        </text:list-item>
        <text:list-item>
          <text:p text:style-name="P20"><text:span text:style-name="Source_20_Text"><text:span text:style-name="T6">"scripts"</text:span></text:span><text:span text:style-name="T6">: Define comandos personalizados que podem ser executados usando o gerenciador de pacotes npm. Neste caso, os seguintes scripts estão configurados:</text:span></text:p>
          <text:list>
            <text:list-item>
              <text:p text:style-name="P21"><text:span text:style-name="Source_20_Text"><text:span text:style-name="T6">"test"</text:span></text:span><text:span text:style-name="T6">: Um script de teste que imprime uma mensagem de erro informando que nenhum teste foi especificado e, em seguida, sai com código de erro 1.</text:span></text:p>
            </text:list-item>
            <text:list-item>
              <text:p text:style-name="P21"><text:span text:style-name="Source_20_Text"><text:span text:style-name="T6">"start"</text:span></text:span><text:span text:style-name="T6">: Inicia o servidor usando o arquivo </text:span><text:span text:style-name="Source_20_Text"><text:span text:style-name="T6">server.js</text:span></text:span><text:span text:style-name="T6"> localizado na pasta </text:span><text:span text:style-name="Source_20_Text"><text:span text:style-name="T6">src</text:span></text:span><text:span text:style-name="T6">.</text:span></text:p>
            </text:list-item>
            <text:list-item>
              <text:p text:style-name="P21"><text:span text:style-name="Source_20_Text"><text:span text:style-name="T6">"dev"</text:span></text:span><text:span text:style-name="T6">: Inicia o servidor usando o </text:span><text:span text:style-name="Source_20_Text"><text:span text:style-name="T6">nodemon</text:span></text:span><text:span text:style-name="T6">, que é uma ferramenta que monitora alterações no código e reinicia automaticamente o servidor quando detecta alterações.</text:span></text:p>
            </text:list-item>
          </text:list>
        </text:list-item>
        <text:list-item>
          <text:p text:style-name="P20"><text:span text:style-name="Source_20_Text"><text:span text:style-name="T6">"keywords": []</text:span></text:span><text:span text:style-name="T6">: Permite adicionar palavras-chave para o projeto, facilitando sua descoberta em repositórios.</text:span></text:p>
        </text:list-item>
        <text:list-item>
          <text:p text:style-name="P20"><text:span text:style-name="Source_20_Text"><text:span text:style-name="T6">"author": ""</text:span></text:span><text:span text:style-name="T6">: Neste caso, o campo do autor está vazio, indicando que nenhum autor específico foi fornecido.</text:span></text:p>
        </text:list-item>
        <text:list-item>
          <text:p text:style-name="P20"><text:span text:style-name="Source_20_Text"><text:span text:style-name="T6">"license": "ISC"</text:span></text:span><text:span text:style-name="T6">: Especifica a licença do projeto, que é a Licença ISC neste caso. A Licença ISC é uma licença de código aberto permissiva que permite o uso, cópia, modificação e distribuição do código, desde que a nota de direitos autorais e a licença sejam incluídas no software distribuído.</text:span></text:p>
        </text:list-item>
        <text:list-item>
          <text:p text:style-name="P20"><text:soft-page-break/><text:span text:style-name="Source_20_Text"><text:span text:style-name="T6">"dependencies"</text:span></text:span><text:span text:style-name="T6">: Lista as dependências do projeto que são necessárias para que ele funcione corretamente. Essas dependências são pacotes de terceiros que serão instalados quando o projeto for configurado.</text:span></text:p>
        </text:list-item>
        <text:list-item>
          <text:p text:style-name="P20"><text:span text:style-name="Source_20_Text"><text:span text:style-name="T6">"devDependencies"</text:span></text:span><text:span text:style-name="T6">: Lista as dependências de desenvolvimento do projeto, que são pacotes necessários apenas durante o desenvolvimento, como ferramentas de teste, linters, etc.</text:span></text:p>
        </text:list-item>
      </text:list>
      <text:p text:style-name="P25">Algumas das principais dependências listadas incluem:</text:p>
      <text:list xml:id="list1878675971" text:style-name="L2">
        <text:list-item>
          <text:p text:style-name="P24"><text:span text:style-name="Source_20_Text"><text:span text:style-name="T6">"express"</text:span></text:span><text:span text:style-name="T6">: Um framework web para Node.js que facilita o desenvolvimento de aplicativos web e APIs.</text:span></text:p>
        </text:list-item>
        <text:list-item>
          <text:p text:style-name="P24"><text:span text:style-name="Source_20_Text"><text:span text:style-name="T6">"sequelize"</text:span></text:span><text:span text:style-name="T6">: Uma biblioteca ORM (Object-Relational Mapping) para interagir com bancos de dados SQL através de JavaScript.</text:span></text:p>
        </text:list-item>
        <text:list-item>
          <text:p text:style-name="P24"><text:span text:style-name="Source_20_Text"><text:span text:style-name="T6">"dotenv"</text:span></text:span><text:span text:style-name="T6">: Permite carregar variáveis de ambiente a partir de um arquivo </text:span><text:span text:style-name="Source_20_Text"><text:span text:style-name="T6">.env</text:span></text:span><text:span text:style-name="T6">, tornando mais fácil gerenciar configurações sensíveis.</text:span></text:p>
        </text:list-item>
        <text:list-item>
          <text:p text:style-name="P24"><text:span text:style-name="Source_20_Text"><text:span text:style-name="T6">"helmet"</text:span></text:span><text:span text:style-name="T6">: Ajuda a melhorar a segurança adicionando várias proteções HTTP para o aplicativo Express.</text:span></text:p>
        </text:list-item>
        <text:list-item>
          <text:p text:style-name="P24"><text:span text:style-name="Source_20_Text"><text:span text:style-name="T6">"cors"</text:span></text:span><text:span text:style-name="T6">: Permite configurar opções de políticas de compartilhamento de recursos (CORS) para controlar a segurança do acesso a recursos do servidor a partir de um navegador.</text:span></text:p>
        </text:list-item>
        <text:list-item>
          <text:p text:style-name="P23"><text:span text:style-name="Source_20_Text"><text:span text:style-name="T6">"nodemon"</text:span></text:span><text:span text:style-name="T6">: Uma ferramenta de desenvolvimento que monitora mudanças nos arquivos e reinicia automaticamente o servidor quando as mudanças são detectadas.</text:span></text:p>
        </text:list-item>
      </text:list>
      <text:p text:style-name="Text_20_body"><text:span text:style-name="T6">Além disso, existem algumas dependências de desenvolvimento, como o </text:span><text:span text:style-name="Source_20_Text"><text:span text:style-name="T6">"eslint"</text:span></text:span><text:span text:style-name="T6"> para aplicar regras de estilo de código e detecção de erros, e o </text:span><text:span text:style-name="Source_20_Text"><text:span text:style-name="T6">"eslint-config-airbnb-base"</text:span></text:span><text:span text:style-name="T6"> para usar o estilo de codificação padrão do Airbnb.</text:span></text:p>
      <text:p text:style-name="P12">2. package-lock.json</text:p>
      <text:p text:style-name="P12"/>
      <text:p text:style-name="P13"><text:span text:style-name="T7">O </text:span><text:span text:style-name="Source_20_Text"><text:span text:style-name="T7">package-lock.json</text:span></text:span><text:span text:style-name="T7"> é um arquivo gerado automaticamente pelo gerenciador de pacotes npm (Node Package Manager) quando você instala, atualiza ou remove dependências em seu projeto. Ele foi introduzido para resolver um problema conhecido como "problema do gueto de módulos" (ou "module dependency hell").</text:span></text:p>
      <text:p text:style-name="P19"/>
      <text:p text:style-name="P19">Sua principal utilidade é garantir a consistência das dependências instaladas em diferentes ambientes (como desenvolvimento, produção, testes) e entre membros da equipe que trabalham no mesmo projeto. Ele ajuda a garantir que as versões exatas das dependências sejam instaladas, evitando problemas de incompatibilidade que poderiam ocorrer devido a diferentes versões sendo instaladas em máquinas diferentes.</text:p>
      <text:p text:style-name="P13"/>
      <text:p text:style-name="P12">3. nodemon.json</text:p>
      <text:p text:style-name="P12"/>
      <text:p text:style-name="P13"><text:span text:style-name="T7">O </text:span><text:span text:style-name="Source_20_Text"><text:span text:style-name="T7">nodemon.json</text:span></text:span><text:span text:style-name="T7"> é um arquivo de configuração usado especificamente pelo pacote </text:span><text:span text:style-name="Source_20_Text"><text:span text:style-name="T7">nodemon</text:span></text:span><text:span text:style-name="T7">, uma ferramenta muito útil para desenvolvedores Node.js. O </text:span><text:span text:style-name="Source_20_Text"><text:span text:style-name="T7">nodemon</text:span></text:span><text:span text:style-name="T7"> é um utilitário que monitora alterações nos arquivos do projeto e, sempre que ocorre uma modificação, reinicia automaticamente o servidor Node.js, permitindo que as mudanças sejam refletidas imediatamente durante o desenvolvimento sem a necessidade de reiniciar manualmente o servidor a cada alteração.</text:span></text:p>
      <text:p text:style-name="P13"/>
      <text:p text:style-name="P12">4. db_config.json</text:p>
      <text:p text:style-name="P12"/>
      <text:p text:style-name="P17"><text:soft-page-break/><text:span text:style-name="T5">geralmente é usado para armazenar informações de configuração relacionadas a um banco de dados em projetos web, especialmente em aplicativos que utilizam Node.js como tecnologia backend. </text:span>Sua função é armazenar dados importantes de conexão com o banco de dados, como informações de host, porta, nome de usuário, senha, nome do banco de dados, entre outras configurações relevantes. Essas informações são usadas pelo aplicativo para estabelecer uma conexão com o banco de dados e realizar operações como consultas (queries), inserções, atualizações e exclusões.</text:p>
      <text:p text:style-name="P9"/>
      <text:p text:style-name="P12">5. README.md</text:p>
      <text:p text:style-name="P12"/>
      <text:p text:style-name="P10">Aborda pontos visuais importantes do projeto.</text:p>
      <text:p text:style-name="P12"/>
      <text:p text:style-name="P12">6. .sequelizerc</text:p>
      <text:p text:style-name="P12"/>
      <text:p text:style-name="P26">um arquivo de configuração usado pelo Sequelize, que é um ORM (Object-Relational Mapping) para Node.js, permitindo que você interaja com bancos de dados SQL usando JavaScript.</text:p>
      <text:p text:style-name="Text_20_body"><text:span text:style-name="T7">O </text:span><text:span text:style-name="Source_20_Text"><text:span text:style-name="T7">.sequelizerc</text:span></text:span><text:span text:style-name="T7"> é usado para definir caminhos (paths) personalizados para diferentes diretórios relacionados ao Sequelize, como arquivos de configuração, modelos (models), migrações e seeders.</text:span></text:p>
      <text:p text:style-name="P26">temos as seguintes configurações definidas:</text:p>
      <text:list xml:id="list1563188692" text:style-name="L3">
        <text:list-item>
          <text:p text:style-name="P28"><text:span text:style-name="Source_20_Text"><text:span text:style-name="T7">config</text:span></text:span><text:span text:style-name="T7">: Este caminho aponta para o arquivo de configuração do banco de dados que o Sequelize usará. Geralmente, esse arquivo contém informações como as credenciais de acesso ao banco de dados, configurações de conexão e outras opções específicas.</text:span></text:p>
        </text:list-item>
        <text:list-item>
          <text:p text:style-name="P28"><text:span text:style-name="Source_20_Text"><text:span text:style-name="T7">'models-path'</text:span></text:span><text:span text:style-name="T7">: Este caminho indica onde estão localizados os arquivos de modelos (models) do Sequelize. Modelos são representações das tabelas do banco de dados em forma de objetos JavaScript e são usados para interagir com os dados do banco de dados.</text:span></text:p>
        </text:list-item>
        <text:list-item>
          <text:p text:style-name="P28"><text:span text:style-name="Source_20_Text"><text:span text:style-name="T7">'migrations-path'</text:span></text:span><text:span text:style-name="T7">: Esse caminho especifica o diretório onde estão armazenados os arquivos de migração do Sequelize. As migrações são uma forma de controlar a evolução do esquema do banco de dados ao longo do tempo, permitindo a criação, alteração e exclusão de tabelas e colunas de maneira organizada e reversível.</text:span></text:p>
        </text:list-item>
        <text:list-item>
          <text:p text:style-name="P28"><text:span text:style-name="Source_20_Text"><text:span text:style-name="T7">'seeders-path'</text:span></text:span><text:span text:style-name="T7">: O caminho aponta para o diretório que contém os arquivos de semente (seeders) do Sequelize. Os seeders são scripts que permitem preencher o banco de dados com dados iniciais ou de teste, tornando mais fácil criar um conjunto inicial de dados para o desenvolvimento.</text:span></text:p>
        </text:list-item>
      </text:list>
      <text:p text:style-name="P19"/>
      <text:p text:style-name="P13"/>
      <text:p text:style-name="P12">7. .eslintrc.js</text:p>
      <text:p text:style-name="P12"/>
      <text:p text:style-name="P13"><text:span text:style-name="T7">O arquivo </text:span><text:span text:style-name="Source_20_Text"><text:span text:style-name="T7">.eslintrc.js</text:span></text:span><text:span text:style-name="T7"> é usado para configurar as regras e opções do ESLint, que é uma ferramenta de linting para JavaScript. O ESLint é amplamente utilizado em projetos JavaScript para garantir que o código siga um conjunto de padrões, boas práticas e evite erros comuns. O objetivo principal do ESLint é melhorar a qualidade e a consistência do código, tornando-o mais legível e fácil de dar manutenção.</text:span></text:p>
      <text:p text:style-name="P19"/>
      <text:p text:style-name="P26">principais partes da configuração:</text:p>
      <text:list xml:id="list3090395334" text:style-name="L4">
        <text:list-item>
          <text:p text:style-name="P29"><text:soft-page-break/><text:span text:style-name="Source_20_Text"><text:span text:style-name="T7">env</text:span></text:span><text:span text:style-name="T7">: Esta seção especifica o ambiente em que o código será executado e quais variáveis globais estão disponíveis. Neste caso, ele define que o código será executado em um ambiente de navegador (browser), ambiente CommonJS (Node.js) e com suporte para recursos do ECMAScript 2021 (ES2021).</text:span></text:p>
        </text:list-item>
        <text:list-item>
          <text:p text:style-name="P29"><text:span text:style-name="Source_20_Text"><text:span text:style-name="T7">extends</text:span></text:span><text:span text:style-name="T7">: Indica a configuração de regras estendidas que serão aplicadas ao seu código. Neste exemplo, está sendo usado o conjunto de regras "airbnb-base", que é uma configuração popular mantida pela equipe do Airbnb, seguindo suas boas práticas de codificação. Essa configuração inclui um conjunto abrangente de regras que ajudam a escrever um código mais consistente e de alta qualidade.</text:span></text:p>
        </text:list-item>
        <text:list-item>
          <text:p text:style-name="P29"><text:span text:style-name="Source_20_Text"><text:span text:style-name="T7">overrides</text:span></text:span><text:span text:style-name="T7">: Permite adicionar configurações específicas para arquivos ou pastas específicas no projeto. No exemplo fornecido, não há overrides definidos.</text:span></text:p>
        </text:list-item>
        <text:list-item>
          <text:p text:style-name="P29"><text:span text:style-name="Source_20_Text"><text:span text:style-name="T7">parserOptions</text:span></text:span><text:span text:style-name="T7">: Especifica as opções do parser (analisador) que será usado pelo ESLint para entender a sintaxe do código JavaScript. Neste caso, está definido </text:span><text:span text:style-name="Source_20_Text"><text:span text:style-name="T7">ecmaVersion: 'latest'</text:span></text:span><text:span text:style-name="T7">, indicando que a versão mais recente do ECMAScript (atualmente ES2021) deve ser usada.</text:span></text:p>
        </text:list-item>
        <text:list-item>
          <text:p text:style-name="P29"><text:span text:style-name="Source_20_Text"><text:span text:style-name="T7">rules</text:span></text:span><text:span text:style-name="T7">: Nesta seção, você pode personalizar as regras específicas aplicadas pelo ESLint. As regras têm diferentes níveis de severidade, como "error", "warning" ou "off". Neste exemplo, algumas regras estão sendo desabilitadas (setadas como "off"):</text:span></text:p>
          <text:list>
            <text:list-item>
              <text:p text:style-name="P29"><text:span text:style-name="Source_20_Text"><text:span text:style-name="T7">"no-console": "off"</text:span></text:span><text:span text:style-name="T7">: Permite o uso da função </text:span><text:span text:style-name="Source_20_Text"><text:span text:style-name="T7">console.log()</text:span></text:span><text:span text:style-name="T7"> e outras funções </text:span><text:span text:style-name="Source_20_Text"><text:span text:style-name="T7">console</text:span></text:span><text:span text:style-name="T7">. Isso é útil durante o desenvolvimento, mas em um ambiente de produção, geralmente é recomendado desabilitar as chamadas de </text:span><text:span text:style-name="Source_20_Text"><text:span text:style-name="T7">console</text:span></text:span><text:span text:style-name="T7"> para evitar vazamentos de informações sensíveis.</text:span></text:p>
            </text:list-item>
            <text:list-item>
              <text:p text:style-name="P29"><text:span text:style-name="Source_20_Text"><text:span text:style-name="T7">'class-methods-use-this': "off"</text:span></text:span><text:span text:style-name="T7">: Permite que métodos de classe não utilizem a palavra-chave </text:span><text:span text:style-name="Source_20_Text"><text:span text:style-name="T7">this</text:span></text:span><text:span text:style-name="T7">. Essa regra é desabilitada para fornecer mais flexibilidade no uso de métodos de classe.</text:span></text:p>
            </text:list-item>
            <text:list-item>
              <text:p text:style-name="P29"><text:span text:style-name="Source_20_Text"><text:span text:style-name="T7">"import/first": "off"</text:span></text:span><text:span text:style-name="T7">: Permite que declarações de </text:span><text:span text:style-name="Source_20_Text"><text:span text:style-name="T7">import</text:span></text:span><text:span text:style-name="T7"> sejam feitas após outras declarações no código. Por padrão, o ESLint exige que as importações sejam colocadas no início do arquivo.</text:span></text:p>
            </text:list-item>
            <text:list-item>
              <text:p text:style-name="P29"><text:span text:style-name="Source_20_Text"><text:span text:style-name="T7">"camelcase": "off"</text:span></text:span><text:span text:style-name="T7">: Permite o uso de variáveis com nomes em formatos diferentes de camelCase. Em camelCase, as palavras são escritas juntas com a primeira letra de cada palavra, exceto a primeira, em maiúscula</text:span></text:p>
            </text:list-item>
          </text:list>
        </text:list-item>
      </text:list>
      <text:p text:style-name="P19"/>
      <text:p text:style-name="P13"/>
      <text:p text:style-name="P12">8. .env</text:p>
      <text:p text:style-name="P12"/>
      <text:p text:style-name="P9"><text:span text:style-name="T9">O arquivo </text:span><text:span text:style-name="Source_20_Text"><text:span text:style-name="T9">.env</text:span></text:span><text:span text:style-name="T9"> é usado para armazenar variáveis de ambiente em um projeto. Essas variáveis são configurações específicas do ambiente em que o aplicativo está sendo executado e podem incluir informações sensíveis, como senhas, chaves de API, tokens de acesso, entre outros dados que não devem ser expostos publicamente no código-fonte do projeto.</text:span></text:p>
      <text:p text:style-name="P19"/>
      <text:list xml:id="list2475375244" text:style-name="L6">
        <text:list-item>
          <text:p text:style-name="P31"><text:span text:style-name="Source_20_Text"><text:span text:style-name="T8">DB_HOST=localhost</text:span></text:span><text:span text:style-name="T8">: Essa variável indica o host do banco de dados, que está configurado como "localhost". O host representa o endereço do servidor onde o banco de dados está sendo executado.</text:span></text:p>
        </text:list-item>
      </text:list>
      <text:list xml:id="list131924144" text:style-name="L5">
        <text:list-item>
          <text:p text:style-name="P30"><text:soft-page-break/><text:span text:style-name="Source_20_Text"><text:span text:style-name="T7">DB_USER=root</text:span></text:span><text:span text:style-name="T7">: Essa variável especifica o nome de usuário do banco de dados, que é "root" neste caso. O nome de usuário é usado para autenticar-se no banco de dados.</text:span></text:p>
        </text:list-item>
        <text:list-item>
          <text:p text:style-name="P30"><text:span text:style-name="Source_20_Text"><text:span text:style-name="T7">DB_PASSWORD=minhasenha</text:span></text:span><text:span text:style-name="T7">: Essa variável contém a senha associada ao nome de usuário para fins de autenticação no banco de dados. Como mencionado anteriormente, é essencial manter essas informações seguras e não expô-las publicamente.</text:span></text:p>
        </text:list-item>
        <text:list-item>
          <text:p text:style-name="P30"><text:span text:style-name="Source_20_Text"><text:span text:style-name="T7">DB_NAME=lpl</text:span></text:span><text:span text:style-name="T7">: Essa variável representa o nome do banco de dados que será usado pelo aplicativo. O aplicativo se conectará ao banco de dados com esse nome especificado.</text:span></text:p>
        </text:list-item>
        <text:list-item>
          <text:p text:style-name="P30"><text:span text:style-name="Source_20_Text"><text:span text:style-name="T7">PORT=8080</text:span></text:span><text:span text:style-name="T7">: Esta variável define a porta em que o servidor do aplicativo estará escutando. Neste exemplo, o servidor será executado na porta 8080.</text:span></text:p>
        </text:list-item>
      </text:list>
      <text:p text:style-name="P19"/>
      <text:p text:style-name="P14"><text:span text:style-name="T7">O uso do </text:span><text:span text:style-name="Source_20_Text"><text:span text:style-name="T7">.env</text:span></text:span><text:span text:style-name="T7"> é uma prática comum e recomendada em projetos para separar informações confidenciais do código-fonte e para garantir que as configurações do aplicativo sejam facilmente ajustáveis em diferentes ambientes sem a necessidade de modificar o código.</text:span></text:p>
      <text:p text:style-name="P14"/>
      <text:p text:style-name="P14"><text:span text:style-name="T10">9. </text:span><text:span text:style-name="T11">Pasta “node_modules”</text:span></text:p>
      <text:p text:style-name="P15"/>
      <text:p text:style-name="P27">É um diretório especial criado pelo gerenciador de pacotes npm (Node Package Manager) quando você instala pacotes (bibliotecas ou módulos) em um projeto Node.js.</text:p>
      <text:p text:style-name="Text_20_body">A principal função da pasta <text:span text:style-name="Source_20_Text">node_modules</text:span> é armazenar todas as dependências (pacotes) que o seu projeto requer para funcionar corretamente. Essas dependências podem ser módulos criados por outros desenvolvedores e disponíveis no registro público do npm ou podem ser pacotes locais (ou seja, módulos criados por você ou pela equipe do seu projeto).</text:p>
      <text:p text:style-name="Text_20_body">Quando você define as dependências em seu arquivo <text:span text:style-name="Source_20_Text">package.json</text:span> e executa o comando <text:span text:style-name="Source_20_Text">npm install</text:span>, o npm baixa as versões específicas de cada pacote listado no arquivo <text:span text:style-name="Source_20_Text">package.json</text:span> e os instala na pasta <text:span text:style-name="Source_20_Text">node_modules</text:span> do seu projeto. Cada pacote tem suas próprias dependências, e o npm também baixa e instala essas dependências transitivas, garantindo que todas as dependências necessárias estejam presentes.</text:p>
      <text:p text:style-name="Text_20_body">Ao separar as dependências em sua própria pasta (<text:span text:style-name="Source_20_Text">node_modules</text:span>), o npm garante uma organização clara e modular do projeto. Isso também permite que você evite problemas de conflito entre diferentes versões de pacotes, pois cada projeto Node.js pode ter suas próprias cópias de dependências em suas respectivas pastas <text:span text:style-name="Source_20_Text">node_modules</text:span>. Além disso, a pasta <text:span text:style-name="Source_20_Text">node_modules</text:span> não precisa ser versionada, pois você pode reconstruí-la facilmente executando <text:span text:style-name="Source_20_Text">npm install</text:span> sempre que clonar ou compartilhar o projeto com outras pessoas.</text:p>
      <text:p text:style-name="Text_20_body">Em resumo, a pasta <text:span text:style-name="Source_20_Text">node_modules</text:span> é essencial para o funcionamento do gerenciamento de pacotes npm e permite que você adicione e use bibliotecas e módulos de terceiros em seu projeto Node.js, facilitando o desenvolvimento e a criação de aplicativos mais robustos e reutilizáveis.</text:p>
      <text:p text:style-name="P9"/>
      <text:p text:style-name="P12"/>
      <text:p text:style-name="P12">10. <text:span text:style-name="T1">Pasta “uploads”</text:span></text:p>
      <text:p text:style-name="P12"/>
      <text:p text:style-name="P11">Pasta originada de um erro no qual eu não conseguia enviar uma foto do meu diretório no meu computador para o banco de dados. Essas fotos eram enviadas para a minha API, mas não eram <text:soft-page-break/>enviadas para o meu banco de dados. Resumindo, a pasta contém imagens que falharam em ser enviadas para o banco de dados (naquele momento). Não deletei a pasta, pois a considero parte do processo de evolução até a finalização do proje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20:43:05.782623123</meta:creation-date>
    <dc:date>2023-07-19T19:25:23.244412583</dc:date>
    <meta:editing-duration>PT19M53S</meta:editing-duration>
    <meta:editing-cycles>3</meta:editing-cycles>
    <meta:generator>LibreOffice/7.3.7.2$Linux_X86_64 LibreOffice_project/30$Build-2</meta:generator>
    <meta:document-statistic meta:table-count="0" meta:image-count="0" meta:object-count="0" meta:page-count="7" meta:paragraph-count="122" meta:word-count="2140" meta:character-count="14225" meta:non-whitespace-character-count="12232"/>
  </office:meta>
</office:document-meta>
</file>